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14cm" fo:min-width="0.364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5" style:family="graphic" style:parent-style-name="standard">
      <style:graphic-properties svg:stroke-width="0.081cm" svg:stroke-color="#0066b3" draw:marker-start-width="0.321cm" draw:marker-end-width="0.321cm" draw:fill="none" draw:textarea-horizontal-align="justify" draw:textarea-vertical-align="middle" draw:auto-grow-height="false" fo:min-height="0.614cm" fo:min-width="0.364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7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0066b3" fo:font-weight="bold" style:font-weight-asian="bold" style:font-weight-complex="bold"/>
    </style:style>
    <style:style style:name="T1" style:family="text">
      <style:text-properties fo:color="#0066b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9.92cm" svg:y="6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2.46cm" svg:y="9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7.38cm" svg:y="9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936cm" svg:y1="7.213cm" svg:x2="12.868cm" svg:y2="9.907cm">
          <text:p/>
        </draw:line>
        <draw:line draw:style-name="gr2" draw:text-style-name="P1" draw:layer="layout" svg:x1="10.159cm" svg:y1="7.204cm" svg:x2="8.227cm" svg:y2="9.898cm">
          <text:p/>
        </draw:line>
        <draw:frame draw:style-name="gr3" draw:text-style-name="P2" draw:layer="layout" svg:width="1.383cm" svg:height="0.962cm" svg:x="7.751cm" svg:y="7.648cm">
          <draw:text-box>
            <text:p>om</text:p>
          </draw:text-box>
        </draw:frame>
        <draw:frame draw:style-name="gr4" draw:text-style-name="P2" draw:layer="layout" svg:width="1.205cm" svg:height="0.962cm" svg:x="12.051cm" svg:y="7.548cm">
          <draw:text-box>
            <text:p>ub</text:p>
          </draw:text-box>
        </draw:frame>
        <draw:custom-shape draw:style-name="gr5" draw:text-style-name="P1" draw:layer="layout" svg:width="1.27cm" svg:height="1.27cm" svg:x="13.73cm" svg:y="13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349cm" svg:y1="11.123cm" svg:x2="14.365cm" svg:y2="13.69cm">
          <text:p/>
        </draw:line>
        <draw:frame draw:style-name="gr6" draw:text-style-name="P2" draw:layer="layout" svg:width="1.662cm" svg:height="0.962cm" svg:x="14.138cm" svg:y="11.458cm">
          <draw:text-box>
            <text:p>icon</text:p>
          </draw:text-box>
        </draw:frame>
        <draw:custom-shape draw:style-name="gr1" draw:text-style-name="P1" draw:layer="layout" svg:width="1.27cm" svg:height="1.27cm" svg:x="8.65cm" svg:y="13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6.11cm" svg:y="13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24cm" svg:y1="11.115cm" svg:x2="9.256cm" svg:y2="13.682cm">
          <text:p/>
        </draw:line>
        <draw:line draw:style-name="gr2" draw:text-style-name="P1" draw:layer="layout" svg:x1="7.747cm" svg:y1="11.107cm" svg:x2="6.731cm" svg:y2="13.674cm">
          <text:p/>
        </draw:line>
        <draw:custom-shape draw:style-name="gr5" draw:text-style-name="P1" draw:layer="layout" svg:width="1.27cm" svg:height="1.27cm" svg:x="8.631cm" svg:y="1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6.133cm" svg:y="1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685cm" svg:y1="14.96cm" svg:x2="6.685cm" svg:y2="17.5cm">
          <text:p/>
        </draw:line>
        <draw:frame draw:style-name="gr6" draw:text-style-name="P2" draw:layer="layout" svg:width="1.662cm" svg:height="0.962cm" svg:x="8.639cm" svg:y="11.458cm">
          <draw:text-box>
            <text:p>ulus</text:p>
          </draw:text-box>
        </draw:frame>
        <draw:line draw:style-name="gr2" draw:text-style-name="P1" draw:layer="layout" svg:x1="7.036cm" svg:y1="14.896cm" svg:x2="8.968cm" svg:y2="17.59cm">
          <text:p/>
        </draw:line>
        <draw:frame draw:style-name="gr7" draw:text-style-name="P2" draw:layer="layout" svg:width="0.853cm" svg:height="0.962cm" svg:x="5.82cm" svg:y="15.622cm">
          <draw:text-box>
            <text:p>e</text:p>
          </draw:text-box>
        </draw:frame>
        <draw:frame draw:style-name="gr8" draw:text-style-name="P2" draw:layer="layout" svg:width="1.171cm" svg:height="0.962cm" svg:x="7.923cm" svg:y="15.622cm">
          <draw:text-box>
            <text:p>us</text:p>
          </draw:text-box>
        </draw:frame>
        <draw:frame draw:style-name="gr9" draw:text-style-name="P3" draw:layer="layout" svg:width="3.995cm" svg:height="0.962cm" svg:x="1.924cm" svg:y="13.817cm">
          <draw:text-box>
            <text:p><text:span text:style-name="T1">roman→7</text:span></text:p>
          </draw:text-box>
        </draw:frame>
        <draw:frame draw:style-name="gr10" draw:text-style-name="P3" draw:layer="layout" svg:width="4.13cm" svg:height="0.962cm" svg:x="1.802cm" svg:y="17.627cm">
          <draw:text-box>
            <text:p><text:span text:style-name="T1">romane→13</text:span></text:p>
          </draw:text-box>
        </draw:frame>
        <draw:frame draw:style-name="gr11" draw:text-style-name="P3" draw:layer="layout" svg:width="4.168cm" svg:height="0.962cm" svg:x="7.215cm" svg:y="18.77cm">
          <draw:text-box>
            <text:p><text:span text:style-name="T1">romanus→8</text:span></text:p>
          </draw:text-box>
        </draw:frame>
        <draw:frame draw:style-name="gr12" draw:text-style-name="P3" draw:layer="layout" svg:width="4.172cm" svg:height="0.962cm" svg:x="15.28cm" svg:y="13.827cm">
          <draw:text-box>
            <text:p><text:span text:style-name="T1">rubicon→14</text:span></text:p>
          </draw:text-box>
        </draw:frame>
        <draw:line draw:style-name="gr2" draw:text-style-name="P1" draw:layer="layout" svg:x1="12.856cm" svg:y1="11.099cm" svg:x2="11.84cm" svg:y2="13.666cm">
          <text:p/>
        </draw:line>
        <draw:custom-shape draw:style-name="gr5" draw:text-style-name="P1" draw:layer="layout" svg:width="1.27cm" svg:height="1.27cm" svg:x="11.19cm" svg:y="13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" draw:layer="layout" svg:width="1.065cm" svg:height="0.962cm" svg:x="11.238cm" svg:y="11.458cm">
          <draw:text-box>
            <text:p>er</text:p>
          </draw:text-box>
        </draw:frame>
        <draw:frame draw:style-name="gr14" draw:text-style-name="P3" draw:layer="layout" svg:width="3.461cm" svg:height="0.962cm" svg:x="10.087cm" svg:y="15.597cm">
          <draw:text-box>
            <text:p><text:span text:style-name="T1">ruber→17</text:span></text:p>
          </draw:text-box>
        </draw:frame>
        <draw:custom-shape draw:style-name="gr1" draw:text-style-name="P1" draw:layer="layout" svg:width="1.27cm" svg:height="1.27cm" svg:x="9.921cm" svg:y="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585cm" svg:y1="3.551cm" svg:x2="10.585cm" svg:y2="6.091cm">
          <text:p/>
        </draw:line>
        <draw:frame draw:style-name="gr15" draw:text-style-name="P2" draw:layer="layout" svg:width="0.714cm" svg:height="0.962cm" svg:x="10.852cm" svg:y="4.148cm">
          <draw:text-box>
            <text:p>r</text:p>
          </draw:text-box>
        </draw:frame>
        <draw:frame draw:style-name="gr4" draw:text-style-name="P2" draw:layer="layout" svg:width="1.205cm" svg:height="0.962cm" svg:x="6.141cm" svg:y="11.458cm">
          <draw:text-box>
            <text:p>an</text:p>
          </draw:text-box>
        </draw:frame>
        <draw:frame draw:style-name="gr14" draw:text-style-name="P3" draw:layer="layout" svg:width="3.995cm" svg:height="0.962cm" svg:x="7.481cm" svg:y="14.827cm">
          <draw:text-box>
            <text:p><text:span text:style-name="T1">romulus→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11:55:31.714017635</meta:creation-date>
    <dc:date>2018-01-23T14:53:35.029916978</dc:date>
    <meta:editing-duration>PT2H13M</meta:editing-duration>
    <meta:editing-cycles>3</meta:editing-cycles>
    <meta:generator>LibreOffice/5.4.4.2$Linux_X86_64 LibreOffice_project/40$Build-2</meta:generator>
    <meta:document-statistic meta:object-count="34"/>
  </office:meta>
</office:document-meta>
</file>